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Calibri" fo:font-size="11pt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Calibri" fo:font-size="11pt"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T1" style:family="text">
      <style:text-properties fo:language="pl" fo:country="PL"/>
    </style:style>
    <style:style style:name="T2" style:family="text">
      <style:text-properties fo:language="en" fo:country="US"/>
    </style:style>
    <style:style style:name="T3" style:family="text">
      <style:text-properties style:font-name="Calibri" fo:font-size="11pt"/>
    </style:style>
    <style:style style:name="T4" style:family="text">
      <style:text-properties style:font-name="Calibri" fo:font-size="11pt" fo:font-weight="bold" style:font-weight-asian="bold" style:font-weight-complex="bold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 co chodzi?</text:p>
      <text:p text:style-name="P3"> </text:p>
      <text:p text:style-name="P4"><text:span text:style-name="T1">DAB/DAB+ to nowy, otwarty standard programowej transmisji telewizji mobilnej i radia, kt</text:span><text:span text:style-name="T2">óry powstał w Szwajcarii.</text:span></text:p>
      <text:p text:style-name="P4">Standard ten pozwala na nadawanie transmisji używając taniego i powszechnie dostępnego sprzętu. Opiera się na modulacji OFDM i używa częstotliwości 1.5MHz. </text:p>
      <text:p text:style-name="P3"> </text:p>
      <text:p text:style-name="P4">Pierwsza licencjonowana lokalna transmisja podczas "Label Suisse festival" w 2010 roku została odpalona używając:</text:p>
      <text:p text:style-name="P3"> </text:p>
      <text:p text:style-name="P4">Jednego PC z:</text:p>
      <text:p text:style-name="P4">- Linuxem</text:p>
      <text:p text:style-name="P4">- 8 kanałową kartą dźwiękową</text:p>
      <text:p text:style-name="P4">- transmiterem USRP</text:p>
      <text:p text:style-name="P4">- oczywiście oprogramowaniem</text:p>
      <text:p text:style-name="P3"> </text:p>
      <text:p text:style-name="P4">Było to możliwe dzięki rozwojowi oprogramowania mmbTools. Oprogramowanie to umożliwia odpalenie pełnej transmisji na takim sprzęcie jak powyżej.</text:p>
      <text:p text:style-name="P3"> </text:p>
      <text:p text:style-name="P3"> </text:p>
      <text:p text:style-name="P5">Jak to działa?</text:p>
      <text:p text:style-name="P3"> </text:p>
      <text:p text:style-name="P4">Generalnie transmisję można podzielić na cztery części:</text:p>
      <text:p text:style-name="P3"> </text:p>
      <text:list xml:id="list278904425161336201" text:style-name="L1">
        <text:list-item>
          <text:p text:style-name="P6"><text:span text:style-name="T4">Encoder</text:span><text:span text:style-name="T3"> koduje dźwięk do MPEG-2 Layer II (DAB) lub MPEG-4 HE-AACv2 (DAB+) oraz koduje obraz do MPEG-4 H.264 (T-DMB)</text:span> </text:p>
        </text:list-item>
        <text:list-item>
          <text:p text:style-name="P6"><text:span text:style-name="T4">Multiplekser</text:span><text:span text:style-name="T3"> "pakuje" wiele strumieni do jednego strumienia cyfrowego o bitrate 2046 kbit/s w formacie ETI (Ensemble Transport Interface)</text:span> </text:p>
        </text:list-item>
        <text:list-item>
          <text:p text:style-name="P6"><text:span text:style-name="T4">Modulator</text:span><text:span text:style-name="T3"> konwertuje stream ETI do formatu, który można wysłać poprzez USRP (Universal Software Radio Peripheral - otwarte urządzenie do nadawania transmisji)</text:span> </text:p>
        </text:list-item>
        <text:list-item>
          <text:p text:style-name="P1"><text:span text:style-name="T3">Właściwa transmisja przez </text:span><text:span text:style-name="T4">USRP</text:span> </text:p>
        </text:list-item>
      </text:list>
      <text:p text:style-name="P3"> </text:p>
      <text:p text:style-name="P3"> </text:p>
      <text:p text:style-name="P4">Oprogramowanie mmbTools posiada wbudowane:</text:p>
      <text:list xml:id="list2494957342346594140" text:style-name="L2">
        <text:list-item>
          <text:p text:style-name="P7"><text:span text:style-name="T3">Dwa enkodery: Toolame i fdk-aac-dabplus</text:span> </text:p>
        </text:list-item>
        <text:list-item>
          <text:p text:style-name="P7"><text:span text:style-name="T3">ODR-DabMux multiplekser</text:span> </text:p>
        </text:list-item>
        <text:list-item>
          <text:p text:style-name="P2"><text:span text:style-name="T3">ODR-DabMod modulator</text:span> </text:p>
        </text:list-item>
      </text:list>
      <text:p text:style-name="P3"> </text:p>
      <text:p text:style-name="P4">Ponieważ oprogramowanie to jest podzielone na wiele modułów (tak jak każdy dobry kod), jest możliwa dowolna rozbudowa tego narzędzia.</text:p>
      <text:p text:style-name="Standard"/>
      <text:p text:style-name="Standard"/>
      <text:p text:style-name="P3"><text:a xlink:type="simple" xlink:href="http://mpb.li/pub/mmbtools.pdf" text:style-name="Internet_20_link" text:visited-style-name="Visited_20_Internet_20_Link"><text:span text:style-name="T3">http://mpb.li/pub/mmbtools.pdf</text:span></text:a><text:span text:style-name="T3"> - Guide do mmbTools</text:span></text:p>
      <text:p text:style-name="P3"><text:span text:style-name="T3"/></text:p>
      <text:p text:style-name="P3"><text:span text:style-name="T3"/></text:p>
      <text:p text:style-name="P4">Udało mi się na ubuntu zainstalować wszystkie wymagane komponenty ale nie za bardzo wiem co z tym dalej zrobić. Przeglądałem też kod ale jest go tak dużo, że ciężko mi się połapać na czym moja praca nad tym projektem mogła by polegać. Z tego co udało mi się zapamiętać to chodziło o config, który był w formie bashowego skryptu i który trzeba by przerobić na sprytną aplikację. Niestety nie mogę tego skryptu nigdzie znaleźc. Proszę o jakąś podpowiedź lub dalsze instrukcje.</text:p>
      <text:p text:style-name="P3"> </text:p>
      <text:p text:style-name="P4"><text:soft-page-break/>pr@ubuntu:~/Downloads/ODR-DabMux$ ./bootstrap.sh </text:p>
      <text:p text:style-name="P4">You can call ./configure now</text:p>
      <text:p text:style-name="P4">pr@ubuntu:~/Downloads/ODR-DabMux$ ./configure</text:p>
      <text:p text:style-name="P4">checking build system type... x86_64-unknown-linux-gnu</text:p>
      <text:p text:style-name="P4">checking host system type... x86_64-unknown-linux-gnu</text:p>
      <text:p text:style-name="P4">checking target system type... x86_64-unknown-linux-gnu</text:p>
      <text:p text:style-name="P4">checking for a BSD-compatible install... /usr/bin/install -c</text:p>
      <text:p text:style-name="P4">checking whether build environment is sane... yes</text:p>
      <text:p text:style-name="P4">checking for a thread-safe mkdir -p... /bin/mkdir -p</text:p>
      <text:p text:style-name="P4">checking for gawk... no</text:p>
      <text:p text:style-name="P4">checking for mawk... mawk</text:p>
      <text:p text:style-name="P4">checking whether make sets $(MAKE)... yes</text:p>
      <text:p text:style-name="P4">checking whether make supports nested variables... yes</text:p>
      <text:p text:style-name="P4">checking whether make supports nested variables... (cached) yes</text:p>
      <text:p text:style-name="P4">checking for g++... g++</text:p>
      <text:p text:style-name="P4">checking whether the C++ compiler works... yes</text:p>
      <text:p text:style-name="P4">checking for C++ compiler default output file name... a.out</text:p>
      <text:p text:style-name="P4">checking for suffix of executables... </text:p>
      <text:p text:style-name="P4">checking whether we are cross compiling... no</text:p>
      <text:p text:style-name="P4">checking for suffix of object files... o</text:p>
      <text:p text:style-name="P4">checking whether we are using the GNU C++ compiler... yes</text:p>
      <text:p text:style-name="P4">checking whether g++ accepts -g... yes</text:p>
      <text:p text:style-name="P4">checking for style of include used by make... GNU</text:p>
      <text:p text:style-name="P4">checking dependency style of g++... gcc3</text:p>
      <text:p text:style-name="P4">checking for gcc... gcc</text:p>
      <text:p text:style-name="P4">checking whether we are using the GNU C compiler... yes</text:p>
      <text:p text:style-name="P4">checking whether gcc accepts -g... yes</text:p>
      <text:p text:style-name="P4">checking for gcc option to accept ISO C89... none needed</text:p>
      <text:p text:style-name="P4">checking whether gcc understands -c and -o together... yes</text:p>
      <text:p text:style-name="P4">checking dependency style of gcc... gcc3</text:p>
      <text:p text:style-name="P4">checking for pthread_create in -lpthread... yes</text:p>
      <text:p text:style-name="P4">checking for boostlib &gt;= 1.41.0... yes</text:p>
      <text:p text:style-name="P4">checking for OS type... checking how to run the C preprocessor... gcc -E</text:p>
      <text:p text:style-name="P4">linux</text:p>
      <text:p text:style-name="P4">checking for grep that handles long lines and -e... /bin/grep</text:p>
      <text:p text:style-name="P4">checking for egrep... /bin/grep -E</text:p>
      <text:p text:style-name="P4">checking for ANSI C header files... yes</text:p>
      <text:p text:style-name="P4">checking for sys/wait.h that is POSIX.1 compatible... yes</text:p>
      <text:p text:style-name="P4">checking for sys/types.h... yes</text:p>
      <text:p text:style-name="P4">checking for sys/stat.h... yes</text:p>
      <text:p text:style-name="P4">checking for stdlib.h... yes</text:p>
      <text:p text:style-name="P4">checking for string.h... yes</text:p>
      <text:p text:style-name="P4">checking for memory.h... yes</text:p>
      <text:p text:style-name="P4">checking for strings.h... yes</text:p>
      <text:p text:style-name="P4">checking for inttypes.h... yes</text:p>
      <text:p text:style-name="P4">checking for stdint.h... yes</text:p>
      <text:p text:style-name="P4">checking for unistd.h... yes</text:p>
      <text:p text:style-name="P4">checking arpa/inet.h usability... yes</text:p>
      <text:p text:style-name="P4">checking arpa/inet.h presence... yes</text:p>
      <text:p text:style-name="P4">checking for arpa/inet.h... yes</text:p>
      <text:p text:style-name="P4">checking fcntl.h usability... yes</text:p>
      <text:p text:style-name="P4">checking fcntl.h presence... yes</text:p>
      <text:p text:style-name="P4">checking for fcntl.h... yes</text:p>
      <text:p text:style-name="P4">checking limits.h usability... yes</text:p>
      <text:p text:style-name="P4"><text:soft-page-break/>checking limits.h presence... yes</text:p>
      <text:p text:style-name="P4">checking for limits.h... yes</text:p>
      <text:p text:style-name="P4">checking netdb.h usability... yes</text:p>
      <text:p text:style-name="P4">checking netdb.h presence... yes</text:p>
      <text:p text:style-name="P4">checking for netdb.h... yes</text:p>
      <text:p text:style-name="P4">checking netinet/in.h usability... yes</text:p>
      <text:p text:style-name="P4">checking netinet/in.h presence... yes</text:p>
      <text:p text:style-name="P4">checking for netinet/in.h... yes</text:p>
      <text:p text:style-name="P4">checking stddef.h usability... yes</text:p>
      <text:p text:style-name="P4">checking stddef.h presence... yes</text:p>
      <text:p text:style-name="P4">checking for stddef.h... yes</text:p>
      <text:p text:style-name="P4">checking for stdint.h... (cached) yes</text:p>
      <text:p text:style-name="P4">checking for stdlib.h... (cached) yes</text:p>
      <text:p text:style-name="P4">checking for string.h... (cached) yes</text:p>
      <text:p text:style-name="P4">checking sys/ioctl.h usability... yes</text:p>
      <text:p text:style-name="P4">checking sys/ioctl.h presence... yes</text:p>
      <text:p text:style-name="P4">checking for sys/ioctl.h... yes</text:p>
      <text:p text:style-name="P4">checking sys/socket.h usability... yes</text:p>
      <text:p text:style-name="P4">checking sys/socket.h presence... yes</text:p>
      <text:p text:style-name="P4">checking for sys/socket.h... yes</text:p>
      <text:p text:style-name="P4">checking sys/time.h usability... yes</text:p>
      <text:p text:style-name="P4">checking sys/time.h presence... yes</text:p>
      <text:p text:style-name="P4">checking for sys/time.h... yes</text:p>
      <text:p text:style-name="P4">checking for unistd.h... (cached) yes</text:p>
      <text:p text:style-name="P4">checking for stdbool.h that conforms to C99... yes</text:p>
      <text:p text:style-name="P4">checking for _Bool... yes</text:p>
      <text:p text:style-name="P4">checking for an ANSI C-conforming const... yes</text:p>
      <text:p text:style-name="P4">checking for size_t... yes</text:p>
      <text:p text:style-name="P4">checking for ssize_t... yes</text:p>
      <text:p text:style-name="P4">checking whether time.h and sys/time.h may both be included... yes</text:p>
      <text:p text:style-name="P4">checking whether struct tm is in sys/time.h or time.h... time.h</text:p>
      <text:p text:style-name="P4">checking for uint16_t... yes</text:p>
      <text:p text:style-name="P4">checking for uint32_t... yes</text:p>
      <text:p text:style-name="P4">checking for uint8_t... yes</text:p>
      <text:p text:style-name="P4">checking for working volatile... yes</text:p>
      <text:p text:style-name="P4">checking whether gcc needs -traditional... no</text:p>
      <text:p text:style-name="P4">checking for stdlib.h... (cached) yes</text:p>
      <text:p text:style-name="P4">checking for GNU libc compatible malloc... yes</text:p>
      <text:p text:style-name="P4">checking for working memcmp... yes</text:p>
      <text:p text:style-name="P4">checking for stdlib.h... (cached) yes</text:p>
      <text:p text:style-name="P4">checking for GNU libc compatible realloc... yes</text:p>
      <text:p text:style-name="P4">checking return type of signal handlers... void</text:p>
      <text:p text:style-name="P4">checking for vprintf... yes</text:p>
      <text:p text:style-name="P4">checking for _doprnt... no</text:p>
      <text:p text:style-name="P4">checking for bzero... yes</text:p>
      <text:p text:style-name="P4">checking for gethostbyname... yes</text:p>
      <text:p text:style-name="P4">checking for gettimeofday... yes</text:p>
      <text:p text:style-name="P4">checking for inet_ntoa... yes</text:p>
      <text:p text:style-name="P4">checking for memchr... yes</text:p>
      <text:p text:style-name="P4">checking for memmove... yes</text:p>
      <text:p text:style-name="P4">checking for memset... yes</text:p>
      <text:p text:style-name="P4">checking for socket... yes</text:p>
      <text:p text:style-name="P4">checking for strchr... yes</text:p>
      <text:p text:style-name="P4">checking for strdup... yes</text:p>
      <text:p text:style-name="P4"><text:soft-page-break/>checking for strerror... yes</text:p>
      <text:p text:style-name="P4">checking for strrchr... yes</text:p>
      <text:p text:style-name="P4">checking for strstr... yes</text:p>
      <text:p text:style-name="P4">checking for strtol... yes</text:p>
      <text:p text:style-name="P4">checking for strtoul... yes</text:p>
      <text:p text:style-name="P4">checking that generated files are newer than configure... done</text:p>
      <text:p text:style-name="P4">configure: creating ./config.status</text:p>
      <text:p text:style-name="P4">config.status: creating Makefile</text:p>
      <text:p text:style-name="P4">config.status: creating src/Makefile</text:p>
      <text:p text:style-name="P4">config.status: creating lib/Makefile</text:p>
      <text:p text:style-name="P4">config.status: creating lib/farsync/Makefile</text:p>
      <text:p text:style-name="P4">config.status: creating config.h</text:p>
      <text:p text:style-name="P4">config.status: config.h is unchanged</text:p>
      <text:p text:style-name="P4">config.status: executing depfiles commands</text:p>
      <text:p text:style-name="P3"> </text:p>
      <text:p text:style-name="P4">***********************************************</text:p>
      <text:p text:style-name="P3"> </text:p>
      <text:p text:style-name="P4">Inputs:</text:p>
      <text:p text:style-name="P3">  <text:span text:style-name="T3">Enabled:  prbs test slip udp fifo file</text:span></text:p>
      <text:p text:style-name="P3">  <text:span text:style-name="T3">Disabled:  zeromq</text:span></text:p>
      <text:p text:style-name="P3"> </text:p>
      <text:p text:style-name="P4">Formats:</text:p>
      <text:p text:style-name="P3">  <text:span text:style-name="T3">Enabled:  raw bridge mpeg packet dabplus dmb epm</text:span></text:p>
      <text:p text:style-name="P3">  <text:span text:style-name="T3">Disabled: </text:span></text:p>
      <text:p text:style-name="P3"> </text:p>
      <text:p text:style-name="P4">Outputs:</text:p>
      <text:p text:style-name="P3">  <text:span text:style-name="T3">Enabled:  file fifo udp tcp simul</text:span></text:p>
      <text:p text:style-name="P3">  <text:span text:style-name="T3">Disabled:  raw zeromq</text:span></text:p>
      <text:p text:style-name="P3"> </text:p>
      <text:p text:style-name="P4">***********************************************</text:p>
      <text:p text:style-name="P3"> </text:p>
      <text:p text:style-name="P4">pr@ubuntu:~/Downloads/ODR-DabMux$ </text:p>
      <text:p text:style-name="P3"> </text:p>
      <text:p text:style-name="P3"> </text:p>
      <text:p text:style-name="P4">pr@ubuntu:~/Downloads/ODR-DabMux$ sudo make install</text:p>
      <text:p text:style-name="P4">[sudo] password for pr: </text:p>
      <text:p text:style-name="P4">Making install in src</text:p>
      <text:p text:style-name="P4">make[1]: Entering directory `/home/pr/Downloads/ODR-DabMux/src'</text:p>
      <text:p text:style-name="P4">make[2]: Entering directory `/home/pr/Downloads/ODR-DabMux/src'</text:p>
      <text:p text:style-name="P3"> <text:span text:style-name="T3">/bin/mkdir -p '/usr/local/bin'</text:span></text:p>
      <text:p text:style-name="P3">  <text:span text:style-name="T3">/usr/bin/install -c odr-dabmux odr-bridgetest '/usr/local/bin'</text:span></text:p>
      <text:p text:style-name="P4">make[2]: Nothing to be done for `install-data-am'.</text:p>
      <text:p text:style-name="P4">make[2]: Leaving directory `/home/pr/Downloads/ODR-DabMux/src'</text:p>
      <text:p text:style-name="P4">make[1]: Leaving directory `/home/pr/Downloads/ODR-DabMux/src'</text:p>
      <text:p text:style-name="P4">Making install in lib</text:p>
      <text:p text:style-name="P4">make[1]: Entering directory `/home/pr/Downloads/ODR-DabMux/lib'</text:p>
      <text:p text:style-name="P4">Making install in farsync</text:p>
      <text:p text:style-name="P4">make[2]: Entering directory `/home/pr/Downloads/ODR-DabMux/lib/farsync'</text:p>
      <text:p text:style-name="P4">make[3]: Entering directory `/home/pr/Downloads/ODR-DabMux/lib/farsync'</text:p>
      <text:p text:style-name="P4">make[3]: Nothing to be done for `install-exec-am'.</text:p>
      <text:p text:style-name="P4">make[3]: Nothing to be done for `install-data-am'.</text:p>
      <text:p text:style-name="P4">make[3]: Leaving directory `/home/pr/Downloads/ODR-DabMux/lib/farsync'</text:p>
      <text:p text:style-name="P4">make[2]: Leaving directory `/home/pr/Downloads/ODR-DabMux/lib/farsync'</text:p>
      <text:p text:style-name="P4"><text:soft-page-break/>make[2]: Entering directory `/home/pr/Downloads/ODR-DabMux/lib'</text:p>
      <text:p text:style-name="P4">make[3]: Entering directory `/home/pr/Downloads/ODR-DabMux/lib'</text:p>
      <text:p text:style-name="P4">make[3]: Nothing to be done for `install-exec-am'.</text:p>
      <text:p text:style-name="P4">make[3]: Nothing to be done for `install-data-am'.</text:p>
      <text:p text:style-name="P4">make[3]: Leaving directory `/home/pr/Downloads/ODR-DabMux/lib'</text:p>
      <text:p text:style-name="P4">make[2]: Leaving directory `/home/pr/Downloads/ODR-DabMux/lib'</text:p>
      <text:p text:style-name="P4">make[1]: Leaving directory `/home/pr/Downloads/ODR-DabMux/lib'</text:p>
      <text:p text:style-name="P4">make[1]: Entering directory `/home/pr/Downloads/ODR-DabMux'</text:p>
      <text:p text:style-name="P4">make[2]: Entering directory `/home/pr/Downloads/ODR-DabMux'</text:p>
      <text:p text:style-name="P4">make[2]: Nothing to be done for `install-exec-am'.</text:p>
      <text:p text:style-name="P4">make[2]: Nothing to be done for `install-data-am'.</text:p>
      <text:p text:style-name="P4">make[2]: Leaving directory `/home/pr/Downloads/ODR-DabMux'</text:p>
      <text:p text:style-name="P4">make[1]: Leaving directory `/home/pr/Downloads/ODR-DabMux'</text:p>
      <text:p text:style-name="P4">pr@ubuntu:~/Downloads/ODR-DabMux$ 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9:09:53.14</meta:creation-date>
    <dc:date>2015-03-05T19:21:52.92</dc:date>
    <meta:editing-duration>PT12M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5" meta:paragraph-count="210" meta:word-count="1086" meta:character-count="8598"/>
  </office:meta>
</office:document-meta>
</file>